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0065563089552" calcext:value-type="float">
            <text:p>28.0065563089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0173342548102" calcext:value-type="float">
            <text:p>28.0173342548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0176931225079" calcext:value-type="float">
            <text:p>28.01769312250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019050416135" calcext:value-type="float">
            <text:p>28.019050416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0207834763643" calcext:value-type="float">
            <text:p>28.0207834763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.0216342286813" calcext:value-type="float">
            <text:p>28.02163422868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022149091038" calcext:value-type="float">
            <text:p>28.022149091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0246031906898" calcext:value-type="float">
            <text:p>28.02460319068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0265760149601" calcext:value-type="float">
            <text:p>28.02657601496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027316334303" calcext:value-type="float">
            <text:p>28.0273163343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0282090902047" calcext:value-type="float">
            <text:p>28.0282090902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.0283959617178" calcext:value-type="float">
            <text:p>28.02839596171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0293362976458" calcext:value-type="float">
            <text:p>28.02933629764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0293856769241" calcext:value-type="float">
            <text:p>28.0293856769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0304603890042" calcext:value-type="float">
            <text:p>28.0304603890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0304647473465" calcext:value-type="float">
            <text:p>28.0304647473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0321840814087" calcext:value-type="float">
            <text:p>28.03218408140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0322544555112" calcext:value-type="float">
            <text:p>28.0322544555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0324083664216" calcext:value-type="float">
            <text:p>28.0324083664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0324799683802" calcext:value-type="float">
            <text:p>28.03247996838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0334353316613" calcext:value-type="float">
            <text:p>28.03343533166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0343593589462" calcext:value-type="float">
            <text:p>28.0343593589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0344329725548" calcext:value-type="float">
            <text:p>28.03443297255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0351527894947" calcext:value-type="float">
            <text:p>28.03515278949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0361431888985" calcext:value-type="float">
            <text:p>28.0361431888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0373050343699" calcext:value-type="float">
            <text:p>28.03730503436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.0393979823335" calcext:value-type="float">
            <text:p>28.03939798233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0398613772395" calcext:value-type="float">
            <text:p>28.03986137723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.0400712309022" calcext:value-type="float">
            <text:p>28.0400712309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.0405736926682" calcext:value-type="float">
            <text:p>28.04057369266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.040698707592" calcext:value-type="float">
            <text:p>28.0406987075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0408270811132" calcext:value-type="float">
            <text:p>28.04082708111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.041283848782" calcext:value-type="float">
            <text:p>28.0412838487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.0418897588346" calcext:value-type="float">
            <text:p>28.04188975883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042759990626" calcext:value-type="float">
            <text:p>28.0427599906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.0452138776006" calcext:value-type="float">
            <text:p>28.04521387760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.0455959944638" calcext:value-type="float">
            <text:p>28.04559599446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.0464843587673" calcext:value-type="float">
            <text:p>28.04648435876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.0469266007843" calcext:value-type="float">
            <text:p>28.0469266007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.0476362795514" calcext:value-type="float">
            <text:p>28.04763627955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.0483513577585" calcext:value-type="float">
            <text:p>28.04835135775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048897982156" calcext:value-type="float">
            <text:p>28.0488979821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.0489962519472" calcext:value-type="float">
            <text:p>28.04899625194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.0491175182047" calcext:value-type="float">
            <text:p>28.04911751820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.0491425455614" calcext:value-type="float">
            <text:p>28.04914254556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.049429112448" calcext:value-type="float">
            <text:p>28.0494291124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.0502465147256" calcext:value-type="float">
            <text:p>28.05024651472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0535694620117" calcext:value-type="float">
            <text:p>28.05356946201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0541887336642" calcext:value-type="float">
            <text:p>28.05418873366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.0545440560813" calcext:value-type="float">
            <text:p>28.05454405608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.0555256945172" calcext:value-type="float">
            <text:p>28.05552569451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.0564648408036" calcext:value-type="float">
            <text:p>28.05646484080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.0566665832304" calcext:value-type="float">
            <text:p>28.05666658323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.056843810354" calcext:value-type="float">
            <text:p>28.0568438103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0571385319522" calcext:value-type="float">
            <text:p>28.05713853195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.0574313305519" calcext:value-type="float">
            <text:p>28.05743133055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.0576412096071" calcext:value-type="float">
            <text:p>28.05764120960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.0583918433789" calcext:value-type="float">
            <text:p>28.05839184337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.0588295105952" calcext:value-type="float">
            <text:p>28.05882951059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.0605034576338" calcext:value-type="float">
            <text:p>28.06050345763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.0611611107808" calcext:value-type="float">
            <text:p>28.0611611107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.0621249200222" calcext:value-type="float">
            <text:p>28.06212492002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.0621270356735" calcext:value-type="float">
            <text:p>28.06212703567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.0634963762994" calcext:value-type="float">
            <text:p>28.06349637629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.0636631430921" calcext:value-type="float">
            <text:p>28.06366314309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.0650358646153" calcext:value-type="float">
            <text:p>28.06503586461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.068442145397" calcext:value-type="float">
            <text:p>28.0684421453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.0688249731309" calcext:value-type="float">
            <text:p>28.06882497313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.0705624698844" calcext:value-type="float">
            <text:p>28.07056246988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.0708859763352" calcext:value-type="float">
            <text:p>28.07088597633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.0712898853356" calcext:value-type="float">
            <text:p>28.07128988533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.0712971622515" calcext:value-type="float">
            <text:p>28.07129716225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.0716266318749" calcext:value-type="float">
            <text:p>28.07162663187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.0721450321327" calcext:value-type="float">
            <text:p>28.07214503213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0722052525324" calcext:value-type="float">
            <text:p>28.07220525253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.0745388752263" calcext:value-type="float">
            <text:p>28.07453887522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.0749169867321" calcext:value-type="float">
            <text:p>28.07491698673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.075562373638" calcext:value-type="float">
            <text:p>28.0755623736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.0756847235961" calcext:value-type="float">
            <text:p>28.07568472359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.0757919345686" calcext:value-type="float">
            <text:p>28.07579193456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.0770345319357" calcext:value-type="float">
            <text:p>28.07703453193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.0779708966854" calcext:value-type="float">
            <text:p>28.07797089668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.0791896795253" calcext:value-type="float">
            <text:p>28.07918967952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.0794511078657" calcext:value-type="float">
            <text:p>28.07945110786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.0799453609239" calcext:value-type="float">
            <text:p>28.07994536092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.0803745081718" calcext:value-type="float">
            <text:p>28.08037450817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.0816738250891" calcext:value-type="float">
            <text:p>28.08167382508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.0819744952988" calcext:value-type="float">
            <text:p>28.08197449529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.0830592010103" calcext:value-type="float">
            <text:p>28.0830592010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.083425020644" calcext:value-type="float">
            <text:p>28.0834250206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.0838823610029" calcext:value-type="float">
            <text:p>28.08388236100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.0846851814057" calcext:value-type="float">
            <text:p>28.08468518140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0850736925273" calcext:value-type="float">
            <text:p>28.08507369252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0871266481786" calcext:value-type="float">
            <text:p>28.08712664817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0880796705075" calcext:value-type="float">
            <text:p>28.08807967050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.0881835243257" calcext:value-type="float">
            <text:p>28.08818352432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.0883994560358" calcext:value-type="float">
            <text:p>28.08839945603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.0884084162089" calcext:value-type="float">
            <text:p>28.08840841620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.0900410098199" calcext:value-type="float">
            <text:p>28.0900410098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.090072408817" calcext:value-type="float">
            <text:p>28.0900724088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.0917507135791" calcext:value-type="float">
            <text:p>28.09175071357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.0919630634862" calcext:value-type="float">
            <text:p>28.09196306348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.0928514907118" calcext:value-type="float">
            <text:p>28.0928514907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.0940524472051" calcext:value-type="float">
            <text:p>28.09405244720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.096053999539" calcext:value-type="float">
            <text:p>28.0960539995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.0973498477166" calcext:value-type="float">
            <text:p>28.09734984771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.098061444794" calcext:value-type="float">
            <text:p>28.0980614447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.0982211236405" calcext:value-type="float">
            <text:p>28.09822112364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8.0985576122323" calcext:value-type="float">
            <text:p>28.09855761223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.099191899262" calcext:value-type="float">
            <text:p>28.0991918992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.1004358339439" calcext:value-type="float">
            <text:p>28.10043583394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.1006455030681" calcext:value-type="float">
            <text:p>28.10064550306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.103857808483" calcext:value-type="float">
            <text:p>28.1038578084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1039698579675" calcext:value-type="float">
            <text:p>28.10396985796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.1041366376441" calcext:value-type="float">
            <text:p>28.10413663764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.105269216842" calcext:value-type="float">
            <text:p>28.1052692168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.107383791769" calcext:value-type="float">
            <text:p>28.1073837917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.1076466784258" calcext:value-type="float">
            <text:p>28.10764667842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.1077731497622" calcext:value-type="float">
            <text:p>28.10777314976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.1078052221969" calcext:value-type="float">
            <text:p>28.10780522219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.1080914998857" calcext:value-type="float">
            <text:p>28.10809149988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.1093808663312" calcext:value-type="float">
            <text:p>28.10938086633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.1106125069966" calcext:value-type="float">
            <text:p>28.11061250699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8.1110431440969" calcext:value-type="float">
            <text:p>28.11104314409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.1114997847692" calcext:value-type="float">
            <text:p>28.11149978476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8.1135125014573" calcext:value-type="float">
            <text:p>28.11351250145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.1135766169407" calcext:value-type="float">
            <text:p>28.11357661694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.1136704312637" calcext:value-type="float">
            <text:p>28.11367043126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.1143735860372" calcext:value-type="float">
            <text:p>28.11437358603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.1148813954407" calcext:value-type="float">
            <text:p>28.11488139544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.116384009972" calcext:value-type="float">
            <text:p>28.1163840099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.1181573868834" calcext:value-type="float">
            <text:p>28.11815738688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.1186402825381" calcext:value-type="float">
            <text:p>28.11864028253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.1186802955779" calcext:value-type="float">
            <text:p>28.11868029557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.1187766485912" calcext:value-type="float">
            <text:p>28.11877664859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.1191884500093" calcext:value-type="float">
            <text:p>28.11918845000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.1197525785558" calcext:value-type="float">
            <text:p>28.11975257855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.1198561707365" calcext:value-type="float">
            <text:p>28.11985617073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.120577046898" calcext:value-type="float">
            <text:p>28.1205770468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.1226604706737" calcext:value-type="float">
            <text:p>28.12266047067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.1226765902011" calcext:value-type="float">
            <text:p>28.12267659020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8.1234400964407" calcext:value-type="float">
            <text:p>28.12344009644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8.1234461675257" calcext:value-type="float">
            <text:p>28.12344616752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.1235518148871" calcext:value-type="float">
            <text:p>28.12355181488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.1246516656881" calcext:value-type="float">
            <text:p>28.12465166568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8.1268983500229" calcext:value-type="float">
            <text:p>28.12689835002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.1279393558953" calcext:value-type="float">
            <text:p>28.12793935589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.1288454180295" calcext:value-type="float">
            <text:p>28.12884541802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.129321176359" calcext:value-type="float">
            <text:p>28.1293211763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.1307813240398" calcext:value-type="float">
            <text:p>28.13078132403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8.1315398661731" calcext:value-type="float">
            <text:p>28.13153986617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.1316565114046" calcext:value-type="float">
            <text:p>28.13165651140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.1316671449836" calcext:value-type="float">
            <text:p>28.13166714498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.1327085237408" calcext:value-type="float">
            <text:p>28.13270852374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.1350773520066" calcext:value-type="float">
            <text:p>28.13507735200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8.1353464994788" calcext:value-type="float">
            <text:p>28.13534649947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8.135813819836" calcext:value-type="float">
            <text:p>28.1358138198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8.1365336854629" calcext:value-type="float">
            <text:p>28.13653368546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.1374218634458" calcext:value-type="float">
            <text:p>28.13742186344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.1381496771363" calcext:value-type="float">
            <text:p>28.13814967713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8.1382179427615" calcext:value-type="float">
            <text:p>28.13821794276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.1395111666601" calcext:value-type="float">
            <text:p>28.13951116666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.1396994674198" calcext:value-type="float">
            <text:p>28.13969946741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.1397005780024" calcext:value-type="float">
            <text:p>28.13970057800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.139731697074" calcext:value-type="float">
            <text:p>28.1397316970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.1407723730154" calcext:value-type="float">
            <text:p>28.14077237301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.1421608602695" calcext:value-type="float">
            <text:p>28.14216086026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.1436880513189" calcext:value-type="float">
            <text:p>28.14368805131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.1441385149352" calcext:value-type="float">
            <text:p>28.14413851493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.144885177405" calcext:value-type="float">
            <text:p>28.1448851774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.1455453362385" calcext:value-type="float">
            <text:p>28.145545336238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.1462483148792" calcext:value-type="float">
            <text:p>28.146248314879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.1466371794958" calcext:value-type="float">
            <text:p>28.14663717949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.1467973204923" calcext:value-type="float">
            <text:p>28.14679732049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.1482360962212" calcext:value-type="float">
            <text:p>28.14823609622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.1496140054825" calcext:value-type="float">
            <text:p>28.14961400548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.1498609933771" calcext:value-type="float">
            <text:p>28.149860993377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.1525508436569" calcext:value-type="float">
            <text:p>28.15255084365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.1527069403827" calcext:value-type="float">
            <text:p>28.15270694038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.1530350811959" calcext:value-type="float">
            <text:p>28.15303508119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.1531151306806" calcext:value-type="float">
            <text:p>28.15311513068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.153880383345" calcext:value-type="float">
            <text:p>28.1538803833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8.1542250861556" calcext:value-type="float">
            <text:p>28.15422508615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8.1548244160903" calcext:value-type="float">
            <text:p>28.15482441609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.1549532996585" calcext:value-type="float">
            <text:p>28.15495329965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.1549560259039" calcext:value-type="float">
            <text:p>28.15495602590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1554054679063" calcext:value-type="float">
            <text:p>28.155405467906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559193024333" calcext:value-type="float">
            <text:p>28.15591930243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1562173588956" calcext:value-type="float">
            <text:p>28.15621735889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1563487294334" calcext:value-type="float">
            <text:p>28.15634872943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1569376067811" calcext:value-type="float">
            <text:p>28.15693760678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1569441397904" calcext:value-type="float">
            <text:p>28.15694413979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1571210194419" calcext:value-type="float">
            <text:p>28.15712101944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1576039379042" calcext:value-type="float">
            <text:p>28.157603937904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157990296695" calcext:value-type="float">
            <text:p>28.1579902966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1594222943196" calcext:value-type="float">
            <text:p>28.1594222943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1597639612168" calcext:value-type="float">
            <text:p>28.15976396121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.1599996178356" calcext:value-type="float">
            <text:p>28.15999961783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.1604008037382" calcext:value-type="float">
            <text:p>28.16040080373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.1607212363215" calcext:value-type="float">
            <text:p>28.1607212363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.160907262016" calcext:value-type="float">
            <text:p>28.1609072620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8.1609448137313" calcext:value-type="float">
            <text:p>28.16094481373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.1612295431621" calcext:value-type="float">
            <text:p>28.16122954316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8.1615665681299" calcext:value-type="float">
            <text:p>28.161566568129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.161774804518" calcext:value-type="float">
            <text:p>28.1617748045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.1618075549461" calcext:value-type="float">
            <text:p>28.161807554946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.1619689418502" calcext:value-type="float">
            <text:p>28.16196894185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8.1629325210615" calcext:value-type="float">
            <text:p>28.16293252106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.1632043412505" calcext:value-type="float">
            <text:p>28.16320434125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.1634980730108" calcext:value-type="float">
            <text:p>28.16349807301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8.1647253538236" calcext:value-type="float">
            <text:p>28.16472535382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8.1651408652556" calcext:value-type="float">
            <text:p>28.165140865255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.1656580328246" calcext:value-type="float">
            <text:p>28.165658032824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8.1663732160149" calcext:value-type="float">
            <text:p>28.16637321601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8.1677271013792" calcext:value-type="float">
            <text:p>28.167727101379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.1677417460094" calcext:value-type="float">
            <text:p>28.16774174600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.1681904352903" calcext:value-type="float">
            <text:p>28.168190435290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8.1682719526707" calcext:value-type="float">
            <text:p>28.16827195267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.1682818647504" calcext:value-type="float">
            <text:p>28.16828186475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.1687086535845" calcext:value-type="float">
            <text:p>28.16870865358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8.1694161141004" calcext:value-type="float">
            <text:p>28.16941611410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8.1717575667283" calcext:value-type="float">
            <text:p>28.171757566728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8.1723030239965" calcext:value-type="float">
            <text:p>28.172303023996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.172617950009" calcext:value-type="float">
            <text:p>28.17261795000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.172764011976" calcext:value-type="float">
            <text:p>28.17276401197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.1735508891331" calcext:value-type="float">
            <text:p>28.17355088913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8.1736108546027" calcext:value-type="float">
            <text:p>28.17361085460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.1741676118098" calcext:value-type="float">
            <text:p>28.17416761180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.1744242668164" calcext:value-type="float">
            <text:p>28.174424266816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8.1763322298988" calcext:value-type="float">
            <text:p>28.17633222989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8.17728359638" calcext:value-type="float">
            <text:p>28.1772835963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8.1777381573529" calcext:value-type="float">
            <text:p>28.17773815735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.1778350673053" calcext:value-type="float">
            <text:p>28.17783506730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.1785876172049" calcext:value-type="float">
            <text:p>28.17858761720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.1786938800508" calcext:value-type="float">
            <text:p>28.17869388005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.1787495012881" calcext:value-type="float">
            <text:p>28.178749501288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8.1795642945383" calcext:value-type="float">
            <text:p>28.17956429453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8.1809169867944" calcext:value-type="float">
            <text:p>28.180916986794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8.1810540062297" calcext:value-type="float">
            <text:p>28.18105400622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.1865991369417" calcext:value-type="float">
            <text:p>28.18659913694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.1866074435009" calcext:value-type="float">
            <text:p>28.18660744350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8.1872768156508" calcext:value-type="float">
            <text:p>28.18727681565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8.1889821477724" calcext:value-type="float">
            <text:p>28.18898214777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8.1894608550868" calcext:value-type="float">
            <text:p>28.189460855086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8.1918034103025" calcext:value-type="float">
            <text:p>28.19180341030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8.1922726068144" calcext:value-type="float">
            <text:p>28.19227260681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8.194538357343" calcext:value-type="float">
            <text:p>28.1945383573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8.1956635257874" calcext:value-type="float">
            <text:p>28.195663525787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8.201258930336" calcext:value-type="float">
            <text:p>28.2012589303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.2013511759941" calcext:value-type="float">
            <text:p>28.20135117599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8.206113631672" calcext:value-type="float">
            <text:p>28.20611363167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8.2064253866178" calcext:value-type="float">
            <text:p>28.20642538661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8.2221484993739" calcext:value-type="float">
            <text:p>28.22214849937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.2495810001783" calcext:value-type="float">
            <text:p>28.24958100017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.286825679416" calcext:value-type="float">
            <text:p>28.2868256794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.3005051592437" calcext:value-type="float">
            <text:p>28.30050515924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8.3336555267508" calcext:value-type="float">
            <text:p>28.33365552675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8.3709837501347" calcext:value-type="float">
            <text:p>28.37098375013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8.3744686052723" calcext:value-type="float">
            <text:p>28.374468605272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.4523629451072" calcext:value-type="float">
            <text:p>28.452362945107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8.4587693128117" calcext:value-type="float">
            <text:p>28.45876931281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8.4976193613368" calcext:value-type="float">
            <text:p>28.497619361336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8.4991313152135" calcext:value-type="float">
            <text:p>28.49913131521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.53039837508" calcext:value-type="float">
            <text:p>28.530398375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8.5494671188281" calcext:value-type="float">
            <text:p>28.54946711882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.6179816085612" calcext:value-type="float">
            <text:p>28.61798160856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.6219040017817" calcext:value-type="float">
            <text:p>28.62190400178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8.6638945052316" calcext:value-type="float">
            <text:p>28.66389450523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8.6685349428038" calcext:value-type="float">
            <text:p>28.66853494280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.7353228952719" calcext:value-type="float">
            <text:p>28.73532289527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.7643230068576" calcext:value-type="float">
            <text:p>28.764323006857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.7658357981549" calcext:value-type="float">
            <text:p>28.765835798154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.8285341224877" calcext:value-type="float">
            <text:p>28.82853412248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.8451267515872" calcext:value-type="float">
            <text:p>28.84512675158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.8866494923239" calcext:value-type="float">
            <text:p>28.886649492323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.9000118731457" calcext:value-type="float">
            <text:p>28.900011873145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.9610605147789" calcext:value-type="float">
            <text:p>28.96106051477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.9926649685073" calcext:value-type="float">
            <text:p>28.99266496850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9.0389205259447" calcext:value-type="float">
            <text:p>29.03892052594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.0481059885706" calcext:value-type="float">
            <text:p>29.04810598857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.0850016494896" calcext:value-type="float">
            <text:p>29.08500164948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.1055290695564" calcext:value-type="float">
            <text:p>29.105529069556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.1549777551913" calcext:value-type="float">
            <text:p>29.15497775519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9.1886991663925" calcext:value-type="float">
            <text:p>29.18869916639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.2050993077043" calcext:value-type="float">
            <text:p>29.20509930770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.2510929372535" calcext:value-type="float">
            <text:p>29.25109293725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.2595118612424" calcext:value-type="float">
            <text:p>29.259511861242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.2791484425125" calcext:value-type="float">
            <text:p>29.27914844251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.3197328286141" calcext:value-type="float">
            <text:p>29.31973282861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.3307201851918" calcext:value-type="float">
            <text:p>29.33072018519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.3600383143887" calcext:value-type="float">
            <text:p>29.36003831438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.3999363115498" calcext:value-type="float">
            <text:p>29.39993631154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.408075326059" calcext:value-type="float">
            <text:p>29.40807532605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.4560149115193" calcext:value-type="float">
            <text:p>29.45601491151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.4637693422262" calcext:value-type="float">
            <text:p>29.463769342226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.5022634282766" calcext:value-type="float">
            <text:p>29.50226342827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.5178263770947" calcext:value-type="float">
            <text:p>29.517826377094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.5506484432104" calcext:value-type="float">
            <text:p>29.55064844321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.5821630761679" calcext:value-type="float">
            <text:p>29.58216307616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.6081314723972" calcext:value-type="float">
            <text:p>29.60813147239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.6471503194329" calcext:value-type="float">
            <text:p>29.64715031943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.6704762558254" calcext:value-type="float">
            <text:p>29.670476255825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.7249926555486" calcext:value-type="float">
            <text:p>29.724992655548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.7252497609278" calcext:value-type="float">
            <text:p>29.72524976092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9.7636101889748" calcext:value-type="float">
            <text:p>29.763610188974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9.7697772201724" calcext:value-type="float">
            <text:p>29.76977722017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.8143341268625" calcext:value-type="float">
            <text:p>29.81433412686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9.8690208935922" calcext:value-type="float">
            <text:p>29.86902089359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.8842870128375" calcext:value-type="float">
            <text:p>29.884287012837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.890404062592" calcext:value-type="float">
            <text:p>29.8904040625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9.906365047403" calcext:value-type="float">
            <text:p>29.9063650474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.9134843626228" calcext:value-type="float">
            <text:p>29.91348436262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.9463335402242" calcext:value-type="float">
            <text:p>29.946333540224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.9761772753677" calcext:value-type="float">
            <text:p>29.976177275367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.0243524505801" calcext:value-type="float">
            <text:p>30.02435245058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.0262032360984" calcext:value-type="float">
            <text:p>30.026203236098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.0579802090503" calcext:value-type="float">
            <text:p>30.057980209050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.0911218414155" calcext:value-type="float">
            <text:p>30.091121841415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.1426771039185" calcext:value-type="float">
            <text:p>30.14267710391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.1602662626343" calcext:value-type="float">
            <text:p>30.16026626263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.1768788388391" calcext:value-type="float">
            <text:p>30.176878838839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.1863940994606" calcext:value-type="float">
            <text:p>30.18639409946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.236827810857" calcext:value-type="float">
            <text:p>30.23682781085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.2488133367178" calcext:value-type="float">
            <text:p>30.24881333671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.2707275705052" calcext:value-type="float">
            <text:p>30.270727570505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0.2912537742827" calcext:value-type="float">
            <text:p>30.29125377428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0.2999223923337" calcext:value-type="float">
            <text:p>30.29992239233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0.3606068795694" calcext:value-type="float">
            <text:p>30.360606879569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0.3610442272704" calcext:value-type="float">
            <text:p>30.361044227270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.3935890996316" calcext:value-type="float">
            <text:p>30.39358909963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.4236661048752" calcext:value-type="float">
            <text:p>30.423666104875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0.4360422263796" calcext:value-type="float">
            <text:p>30.436042226379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.4614901571913" calcext:value-type="float">
            <text:p>30.46149015719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.4724776895791" calcext:value-type="float">
            <text:p>30.472477689579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.5114635982937" calcext:value-type="float">
            <text:p>30.51146359829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.5177942840943" calcext:value-type="float">
            <text:p>30.517794284094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.5805136922193" calcext:value-type="float">
            <text:p>30.580513692219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0.6008471068674" calcext:value-type="float">
            <text:p>30.600847106867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.62236546139" calcext:value-type="float">
            <text:p>30.622365461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.6255314066075" calcext:value-type="float">
            <text:p>30.62553140660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0.6525596492508" calcext:value-type="float">
            <text:p>30.65255964925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.6552625689018" calcext:value-type="float">
            <text:p>30.6552625689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.6725356673205" calcext:value-type="float">
            <text:p>30.67253566732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.6775040622413" calcext:value-type="float">
            <text:p>30.67750406224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.7209603319879" calcext:value-type="float">
            <text:p>30.720960331987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.7298169618418" calcext:value-type="float">
            <text:p>30.72981696184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.7440031264544" calcext:value-type="float">
            <text:p>30.744003126454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0.7754924275347" calcext:value-type="float">
            <text:p>30.77549242753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.7854571347703" calcext:value-type="float">
            <text:p>30.78545713477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.8156357725749" calcext:value-type="float">
            <text:p>30.815635772574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0.8462541329162" calcext:value-type="float">
            <text:p>30.84625413291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0.8513015786258" calcext:value-type="float">
            <text:p>30.851301578625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0.8723159305367" calcext:value-type="float">
            <text:p>30.872315930536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.9141414082954" calcext:value-type="float">
            <text:p>30.91414140829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.9156868488629" calcext:value-type="float">
            <text:p>30.91568684886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.9395630354147" calcext:value-type="float">
            <text:p>30.939563035414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.9430918213342" calcext:value-type="float">
            <text:p>30.94309182133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0.961070764841" calcext:value-type="float">
            <text:p>30.96107076484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.9967470035262" calcext:value-type="float">
            <text:p>30.99674700352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.0256510219767" calcext:value-type="float">
            <text:p>31.02565102197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.0412885532206" calcext:value-type="float">
            <text:p>31.04128855322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1.0437875637652" calcext:value-type="float">
            <text:p>31.043787563765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1.0938470384365" calcext:value-type="float">
            <text:p>31.09384703843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1.0946973701495" calcext:value-type="float">
            <text:p>31.094697370149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.1047457840948" calcext:value-type="float">
            <text:p>31.10474578409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.1096927426946" calcext:value-type="float">
            <text:p>31.109692742694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.1506369667595" calcext:value-type="float">
            <text:p>31.15063696675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1.1509462592271" calcext:value-type="float">
            <text:p>31.150946259227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1.1792665163509" calcext:value-type="float">
            <text:p>31.179266516350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.2045475690815" calcext:value-type="float">
            <text:p>31.20454756908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1.2226907054257" calcext:value-type="float">
            <text:p>31.222690705425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1.2342110359454" calcext:value-type="float">
            <text:p>31.234211035945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1.2485925308251" calcext:value-type="float">
            <text:p>31.248592530825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1.2511439478383" calcext:value-type="float">
            <text:p>31.25114394783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1.2655002905489" calcext:value-type="float">
            <text:p>31.265500290548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1.2897029959364" calcext:value-type="float">
            <text:p>31.289702995936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1.2941108808385" calcext:value-type="float">
            <text:p>31.294110880838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1.3004258929431" calcext:value-type="float">
            <text:p>31.30042589294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1.3444794321239" calcext:value-type="float">
            <text:p>31.344479432123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.3460521402775" calcext:value-type="float">
            <text:p>31.346052140277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1.3679900758186" calcext:value-type="float">
            <text:p>31.367990075818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1.3728627570209" calcext:value-type="float">
            <text:p>31.372862757020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1.3810607709222" calcext:value-type="float">
            <text:p>31.38106077092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1.4097815315048" calcext:value-type="float">
            <text:p>31.409781531504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.4191917405686" calcext:value-type="float">
            <text:p>31.419191740568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1.4328825228024" calcext:value-type="float">
            <text:p>31.43288252280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1.4510860816031" calcext:value-type="float">
            <text:p>31.45108608160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1.4552112632709" calcext:value-type="float">
            <text:p>31.455211263270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1.4597239068642" calcext:value-type="float">
            <text:p>31.459723906864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.4632820205048" calcext:value-type="float">
            <text:p>31.463282020504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1.4980158641035" calcext:value-type="float">
            <text:p>31.498015864103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1.5139265958282" calcext:value-type="float">
            <text:p>31.513926595828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.5202445982519" calcext:value-type="float">
            <text:p>31.52024459825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1.5309204751598" calcext:value-type="float">
            <text:p>31.53092047515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1.544950017131" calcext:value-type="float">
            <text:p>31.5449500171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1.56633003306" calcext:value-type="float">
            <text:p>31.566330033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1.5706627608648" calcext:value-type="float">
            <text:p>31.570662760864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1.5878908251184" calcext:value-type="float">
            <text:p>31.587890825118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1.5883296811765" calcext:value-type="float">
            <text:p>31.58832968117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1.5955255663982" calcext:value-type="float">
            <text:p>31.595525566398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1.619873957056" calcext:value-type="float">
            <text:p>31.61987395705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1.6265802151263" calcext:value-type="float">
            <text:p>31.626580215126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1.6387549362616" calcext:value-type="float">
            <text:p>31.63875493626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1.6418762400129" calcext:value-type="float">
            <text:p>31.641876240012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1.6681100996783" calcext:value-type="float">
            <text:p>31.668110099678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1.6840778340841" calcext:value-type="float">
            <text:p>31.684077834084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1.694319579427" calcext:value-type="float">
            <text:p>31.69431957942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1.6980081957379" calcext:value-type="float">
            <text:p>31.698008195737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1.7115520162672" calcext:value-type="float">
            <text:p>31.711552016267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1.716892443244" calcext:value-type="float">
            <text:p>31.71689244324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1.7422527411889" calcext:value-type="float">
            <text:p>31.742252741188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1.745658448171" calcext:value-type="float">
            <text:p>31.74565844817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1.7551015304478" calcext:value-type="float">
            <text:p>31.755101530447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1.763821993358" calcext:value-type="float">
            <text:p>31.7638219933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1.7688527351382" calcext:value-type="float">
            <text:p>31.768852735138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1.7723363290083" calcext:value-type="float">
            <text:p>31.772336329008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1.7747359369918" calcext:value-type="float">
            <text:p>31.77473593699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1.795532135283" calcext:value-type="float">
            <text:p>31.79553213528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1.803480045485" calcext:value-type="float">
            <text:p>31.80348004548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1.8266512782362" calcext:value-type="float">
            <text:p>31.826651278236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1.8327415002887" calcext:value-type="float">
            <text:p>31.832741500288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1.8408697488996" calcext:value-type="float">
            <text:p>31.840869748899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1.8576946975186" calcext:value-type="float">
            <text:p>31.857694697518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1.8592687181783" calcext:value-type="float">
            <text:p>31.859268718178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1.8629851268148" calcext:value-type="float">
            <text:p>31.862985126814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1.8790886247723" calcext:value-type="float">
            <text:p>31.87908862477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1.8898499509401" calcext:value-type="float">
            <text:p>31.889849950940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1.8957085832783" calcext:value-type="float">
            <text:p>31.89570858327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1.9013862373483" calcext:value-type="float">
            <text:p>31.901386237348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.9101609454485" calcext:value-type="float">
            <text:p>31.91016094544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1.9339320773885" calcext:value-type="float">
            <text:p>31.933932077388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1.9429137062777" calcext:value-type="float">
            <text:p>31.942913706277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.9432494567266" calcext:value-type="float">
            <text:p>31.943249456726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1.952463104006" calcext:value-type="float">
            <text:p>31.95246310400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1.9534439721221" calcext:value-type="float">
            <text:p>31.95344397212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1.9569803391777" calcext:value-type="float">
            <text:p>31.956980339177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1.9596127295206" calcext:value-type="float">
            <text:p>31.959612729520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1.9935038394396" calcext:value-type="float">
            <text:p>31.993503839439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1.9939426530134" calcext:value-type="float">
            <text:p>31.993942653013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.0047597195401" calcext:value-type="float">
            <text:p>32.004759719540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.0080885511871" calcext:value-type="float">
            <text:p>32.00808855118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2.0248430444554" calcext:value-type="float">
            <text:p>32.024843044455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2.0295666782741" calcext:value-type="float">
            <text:p>32.029566678274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2.0373109657774" calcext:value-type="float">
            <text:p>32.037310965777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2.041829666404" calcext:value-type="float">
            <text:p>32.04182966640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2.0451858554031" calcext:value-type="float">
            <text:p>32.045185855403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2.0500381995864" calcext:value-type="float">
            <text:p>32.05003819958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2.0578606510722" calcext:value-type="float">
            <text:p>32.057860651072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2.0684721913094" calcext:value-type="float">
            <text:p>32.068472191309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.0893329282259" calcext:value-type="float">
            <text:p>32.08933292822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2.0893584300924" calcext:value-type="float">
            <text:p>32.089358430092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2.0948836388121" calcext:value-type="float">
            <text:p>32.09488363881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2.0989877872685" calcext:value-type="float">
            <text:p>32.098987787268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2.105160106199" calcext:value-type="float">
            <text:p>32.10516010619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2.1108395089187" calcext:value-type="float">
            <text:p>32.11083950891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2.1119499012557" calcext:value-type="float">
            <text:p>32.111949901255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2.1176562451163" calcext:value-type="float">
            <text:p>32.117656245116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2.1288617183339" calcext:value-type="float">
            <text:p>32.128861718333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2.1305919749163" calcext:value-type="float">
            <text:p>32.130591974916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.1368408468567" calcext:value-type="float">
            <text:p>32.136840846856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2.14765949141" calcext:value-type="float">
            <text:p>32.1476594914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2.1487703248371" calcext:value-type="float">
            <text:p>32.148770324837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2.1641848989138" calcext:value-type="float">
            <text:p>32.164184898913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2.1684198949127" calcext:value-type="float">
            <text:p>32.16841989491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2.1731204737794" calcext:value-type="float">
            <text:p>32.17312047377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2.1740501121266" calcext:value-type="float">
            <text:p>32.17405011212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2.1831904280503" calcext:value-type="float">
            <text:p>32.18319042805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2.185153496711" calcext:value-type="float">
            <text:p>32.1851534967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2.186212380592" calcext:value-type="float">
            <text:p>32.18621238059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.1906801714537" calcext:value-type="float">
            <text:p>32.190680171453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2.2008534721404" calcext:value-type="float">
            <text:p>32.20085347214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2.2025840116137" calcext:value-type="float">
            <text:p>32.202584011613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2.2062511112976" calcext:value-type="float">
            <text:p>32.206251111297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2.2071800363419" calcext:value-type="float">
            <text:p>32.207180036341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2.2172001016938" calcext:value-type="float">
            <text:p>32.217200101693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2.224276857789" calcext:value-type="float">
            <text:p>32.22427685778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2.2305770717659" calcext:value-type="float">
            <text:p>32.23057707176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2.2333404767306" calcext:value-type="float">
            <text:p>32.23334047673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2.2370082149487" calcext:value-type="float">
            <text:p>32.237008214948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.2429247889451" calcext:value-type="float">
            <text:p>32.24292478894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2.2494821974818" calcext:value-type="float">
            <text:p>32.24948219748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2.2504648884894" calcext:value-type="float">
            <text:p>32.250464888489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2.2507484385641" calcext:value-type="float">
            <text:p>32.250748438564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2.2542091041058" calcext:value-type="float">
            <text:p>32.254209104105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2.2543375388177" calcext:value-type="float">
            <text:p>32.254337538817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2.279469318743" calcext:value-type="float">
            <text:p>32.2794693187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2.2867772075719" calcext:value-type="float">
            <text:p>32.286777207571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2.2983484319165" calcext:value-type="float">
            <text:p>32.298348431916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.2997173998315" calcext:value-type="float">
            <text:p>32.299717399831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.2998208158038" calcext:value-type="float">
            <text:p>32.29982081580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.3038243269014" calcext:value-type="float">
            <text:p>32.30382432690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.305269999944" calcext:value-type="float">
            <text:p>32.30526999994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.3072349312054" calcext:value-type="float">
            <text:p>32.307234931205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.3099457834787" calcext:value-type="float">
            <text:p>32.309945783478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2.3130716127814" calcext:value-type="float">
            <text:p>32.31307161278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2.3193487515463" calcext:value-type="float">
            <text:p>32.31934875154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2.3259340470972" calcext:value-type="float">
            <text:p>32.325934047097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2.3343298248168" calcext:value-type="float">
            <text:p>32.334329824816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2.3392903157487" calcext:value-type="float">
            <text:p>32.33929031574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.3397544131476" calcext:value-type="float">
            <text:p>32.339754413147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2.3419254969382" calcext:value-type="float">
            <text:p>32.341925496938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2.3438371421489" calcext:value-type="float">
            <text:p>32.343837142148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2.3501650865359" calcext:value-type="float">
            <text:p>32.350165086535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2.3580953953843" calcext:value-type="float">
            <text:p>32.358095395384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2.3692287042291" calcext:value-type="float">
            <text:p>32.369228704229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2.3734142579819" calcext:value-type="float">
            <text:p>32.37341425798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2.3788401878652" calcext:value-type="float">
            <text:p>32.378840187865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2.3792534877038" calcext:value-type="float">
            <text:p>32.379253487703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2.3817065211689" calcext:value-type="float">
            <text:p>32.381706521168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.390801507593" calcext:value-type="float">
            <text:p>32.39080150759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2.3929964516157" calcext:value-type="float">
            <text:p>32.39299645161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.4032526560471" calcext:value-type="float">
            <text:p>32.403252656047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2.4045193971764" calcext:value-type="float">
            <text:p>32.40451939717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2.4100740821848" calcext:value-type="float">
            <text:p>32.41007408218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.4133543699313" calcext:value-type="float">
            <text:p>32.413354369931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2.4157835439118" calcext:value-type="float">
            <text:p>32.41578354391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2.4239204108807" calcext:value-type="float">
            <text:p>32.423920410880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2.4275393405941" calcext:value-type="float">
            <text:p>32.427539340594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2.4321100628605" calcext:value-type="float">
            <text:p>32.432110062860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2.4344612806344" calcext:value-type="float">
            <text:p>32.434461280634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2.4407141692922" calcext:value-type="float">
            <text:p>32.44071416929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2.4432972386024" calcext:value-type="float">
            <text:p>32.44329723860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2.4444865363489" calcext:value-type="float">
            <text:p>32.444486536348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2.445984757711" calcext:value-type="float">
            <text:p>32.4459847577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2.451255401655" calcext:value-type="float">
            <text:p>32.45125540165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2.457921382845" calcext:value-type="float">
            <text:p>32.45792138284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2.463785582669" calcext:value-type="float">
            <text:p>32.46378558266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2.4667060309092" calcext:value-type="float">
            <text:p>32.466706030909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2.4722360641656" calcext:value-type="float">
            <text:p>32.472236064165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.4769637731861" calcext:value-type="float">
            <text:p>32.476963773186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2.4797544595546" calcext:value-type="float">
            <text:p>32.479754459554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2.4843533325029" calcext:value-type="float">
            <text:p>32.484353332502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2.4861362739565" calcext:value-type="float">
            <text:p>32.486136273956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2.4862909721967" calcext:value-type="float">
            <text:p>32.486290972196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2.4871451357333" calcext:value-type="float">
            <text:p>32.487145135733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2.4902199298725" calcext:value-type="float">
            <text:p>32.49021992987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.4911198228217" calcext:value-type="float">
            <text:p>32.49111982282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2.4919204594257" calcext:value-type="float">
            <text:p>32.491920459425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2.4929843195999" calcext:value-type="float">
            <text:p>32.492984319599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2.4931173558453" calcext:value-type="float">
            <text:p>32.493117355845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2.4932435082359" calcext:value-type="float">
            <text:p>32.493243508235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2.4933190749123" calcext:value-type="float">
            <text:p>32.493319074912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2.4936284182116" calcext:value-type="float">
            <text:p>32.49362841821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2.4941830454345" calcext:value-type="float">
            <text:p>32.494183045434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2.4956963245237" calcext:value-type="float">
            <text:p>32.495696324523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2.4962307408532" calcext:value-type="float">
            <text:p>32.496230740853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2.4966972911313" calcext:value-type="float">
            <text:p>32.49669729113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2.4969072700812" calcext:value-type="float">
            <text:p>32.496907270081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2.4969805239031" calcext:value-type="float">
            <text:p>32.496980523903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.4970702316757" calcext:value-type="float">
            <text:p>32.497070231675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2.4975767904107" calcext:value-type="float">
            <text:p>32.49757679041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2.497675125786" calcext:value-type="float">
            <text:p>32.49767512578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2.4978410380359" calcext:value-type="float">
            <text:p>32.497841038035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2.4985634019728" calcext:value-type="float">
            <text:p>32.498563401972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2.4986176329238" calcext:value-type="float">
            <text:p>32.498617632923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2.5002453504247" calcext:value-type="float">
            <text:p>32.500245350424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2.5010126969021" calcext:value-type="float">
            <text:p>32.501012696902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2.5015127227923" calcext:value-type="float">
            <text:p>32.501512722792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2.5027340063645" calcext:value-type="float">
            <text:p>32.502734006364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.5028822122203" calcext:value-type="float">
            <text:p>32.502882212220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2.5042071878404" calcext:value-type="float">
            <text:p>32.504207187840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2.5042200415625" calcext:value-type="float">
            <text:p>32.50422004156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2.5048479357386" calcext:value-type="float">
            <text:p>32.504847935738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2.5049804796658" calcext:value-type="float">
            <text:p>32.504980479665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2.5055579621368" calcext:value-type="float">
            <text:p>32.505557962136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2.5074415869144" calcext:value-type="float">
            <text:p>32.507441586914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2.5088253525684" calcext:value-type="float">
            <text:p>32.508825352568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2.5088341328803" calcext:value-type="float">
            <text:p>32.508834132880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2.5095208437017" calcext:value-type="float">
            <text:p>32.50952084370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.5116201929767" calcext:value-type="float">
            <text:p>32.511620192976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2.5129455663138" calcext:value-type="float">
            <text:p>32.512945566313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2.5134192426389" calcext:value-type="float">
            <text:p>32.513419242638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2.5134229945511" calcext:value-type="float">
            <text:p>32.513422994551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2.5135545856998" calcext:value-type="float">
            <text:p>32.513554585699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2.5137145341037" calcext:value-type="float">
            <text:p>32.513714534103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2.5140935186242" calcext:value-type="float">
            <text:p>32.514093518624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2.5143032814261" calcext:value-type="float">
            <text:p>32.514303281426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2.5147024754672" calcext:value-type="float">
            <text:p>32.514702475467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2.5147220908378" calcext:value-type="float">
            <text:p>32.51472209083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.5154124200418" calcext:value-type="float">
            <text:p>32.51541242004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2.5167257246512" calcext:value-type="float">
            <text:p>32.516725724651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2.5168104635445" calcext:value-type="float">
            <text:p>32.516810463544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2.5168609162131" calcext:value-type="float">
            <text:p>32.516860916213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2.517275599243" calcext:value-type="float">
            <text:p>32.51727559924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2.5175522788023" calcext:value-type="float">
            <text:p>32.517552278802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2.5187145241566" calcext:value-type="float">
            <text:p>32.518714524156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2.5191306553097" calcext:value-type="float">
            <text:p>32.519130655309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2.5208399471153" calcext:value-type="float">
            <text:p>32.520839947115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2.5210014314563" calcext:value-type="float">
            <text:p>32.521001431456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.5226078496911" calcext:value-type="float">
            <text:p>32.52260784969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2.522767050298" calcext:value-type="float">
            <text:p>32.52276705029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2.5228273824781" calcext:value-type="float">
            <text:p>32.522827382478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2.5228980855093" calcext:value-type="float">
            <text:p>32.52289808550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2.5229856841192" calcext:value-type="float">
            <text:p>32.522985684119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2.5231069125217" calcext:value-type="float">
            <text:p>32.52310691252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2.5236822395421" calcext:value-type="float">
            <text:p>32.52368223954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2.5254438327746" calcext:value-type="float">
            <text:p>32.525443832774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2.5256463617616" calcext:value-type="float">
            <text:p>32.52564636176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2.5266087892803" calcext:value-type="float">
            <text:p>32.52660878928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.5282164856413" calcext:value-type="float">
            <text:p>32.52821648564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2.5283855884386" calcext:value-type="float">
            <text:p>32.528385588438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2.5285203356315" calcext:value-type="float">
            <text:p>32.52852033563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2.5291336686383" calcext:value-type="float">
            <text:p>32.529133668638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2.5296178476501" calcext:value-type="float">
            <text:p>32.529617847650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2.5301193193205" calcext:value-type="float">
            <text:p>32.53011931932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2.5304923569921" calcext:value-type="float">
            <text:p>32.53049235699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2.5314331646414" calcext:value-type="float">
            <text:p>32.531433164641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2.5316929574877" calcext:value-type="float">
            <text:p>32.531692957487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2.5317389995662" calcext:value-type="float">
            <text:p>32.53173899956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.5319247422736" calcext:value-type="float">
            <text:p>32.531924742273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2.532119767695" calcext:value-type="float">
            <text:p>32.53211976769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.5327145195369" calcext:value-type="float">
            <text:p>32.532714519536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2.5328292034164" calcext:value-type="float">
            <text:p>32.532829203416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2.53290822488" calcext:value-type="float">
            <text:p>32.5329082248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2.5346939084559" calcext:value-type="float">
            <text:p>32.534693908455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2.5347034369889" calcext:value-type="float">
            <text:p>32.534703436988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2.5350662777599" calcext:value-type="float">
            <text:p>32.535066277759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2.5352980281745" calcext:value-type="float">
            <text:p>32.535298028174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2.5358995918429" calcext:value-type="float">
            <text:p>32.535899591842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.5365832562854" calcext:value-type="float">
            <text:p>32.536583256285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2.5371821434044" calcext:value-type="float">
            <text:p>32.537182143404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2.5373789963206" calcext:value-type="float">
            <text:p>32.537378996320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2.5379037429415" calcext:value-type="float">
            <text:p>32.53790374294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2.5388753315275" calcext:value-type="float">
            <text:p>32.53887533152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2.5390015975571" calcext:value-type="float">
            <text:p>32.539001597557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2.5394175481821" calcext:value-type="float">
            <text:p>32.539417548182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2.5402719364876" calcext:value-type="float">
            <text:p>32.540271936487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2.541124127451" calcext:value-type="float">
            <text:p>32.54112412745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2.5412795424677" calcext:value-type="float">
            <text:p>32.541279542467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.5420349002921" calcext:value-type="float">
            <text:p>32.542034900292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2.5425635451756" calcext:value-type="float">
            <text:p>32.542563545175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2.5430300463442" calcext:value-type="float">
            <text:p>32.543030046344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2.543035539801" calcext:value-type="float">
            <text:p>32.54303553980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2.5440886616772" calcext:value-type="float">
            <text:p>32.544088661677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2.5443179203124" calcext:value-type="float">
            <text:p>32.544317920312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2.5443854290615" calcext:value-type="float">
            <text:p>32.544385429061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2.5444326515257" calcext:value-type="float">
            <text:p>32.544432651525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2.5454673931631" calcext:value-type="float">
            <text:p>32.545467393163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2.546159348554" calcext:value-type="float">
            <text:p>32.54615934855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.5464300778427" calcext:value-type="float">
            <text:p>32.546430077842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2.5467719372835" calcext:value-type="float">
            <text:p>32.546771937283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2.5467800263003" calcext:value-type="float">
            <text:p>32.546780026300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2.5474110032061" calcext:value-type="float">
            <text:p>32.547411003206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2.5479274949859" calcext:value-type="float">
            <text:p>32.547927494985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2.5482807163964" calcext:value-type="float">
            <text:p>32.548280716396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2.5483842149906" calcext:value-type="float">
            <text:p>32.548384214990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2.5496760908044" calcext:value-type="float">
            <text:p>32.549676090804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2.5499096938695" calcext:value-type="float">
            <text:p>32.549909693869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2.5506621770833" calcext:value-type="float">
            <text:p>32.55066217708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.5507607503834" calcext:value-type="float">
            <text:p>32.550760750383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2.5508881693103" calcext:value-type="float">
            <text:p>32.550888169310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2.5515445564505" calcext:value-type="float">
            <text:p>32.55154455645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2.5517606255371" calcext:value-type="float">
            <text:p>32.551760625537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2.5521171871626" calcext:value-type="float">
            <text:p>32.55211718716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2.5530513750553" calcext:value-type="float">
            <text:p>32.553051375055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2.5531954265893" calcext:value-type="float">
            <text:p>32.553195426589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2.5540958093974" calcext:value-type="float">
            <text:p>32.554095809397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2.555852501218" calcext:value-type="float">
            <text:p>32.5558525012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2.5562853981498" calcext:value-type="float">
            <text:p>32.556285398149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2.5566486355492" calcext:value-type="float">
            <text:p>32.556648635549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2.5567828811921" calcext:value-type="float">
            <text:p>32.556782881192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2.5570426383648" calcext:value-type="float">
            <text:p>32.557042638364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2.5575267202937" calcext:value-type="float">
            <text:p>32.557526720293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2.557597048971" calcext:value-type="float">
            <text:p>32.55759704897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2.5576339968333" calcext:value-type="float">
            <text:p>32.557633996833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2.5579714506407" calcext:value-type="float">
            <text:p>32.557971450640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2.5596458007793" calcext:value-type="float">
            <text:p>32.559645800779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2.5599198944889" calcext:value-type="float">
            <text:p>32.559919894488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2.5602497413115" calcext:value-type="float">
            <text:p>32.560249741311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.5612778085094" calcext:value-type="float">
            <text:p>32.561277808509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2.5612837557082" calcext:value-type="float">
            <text:p>32.561283755708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2.5622081990072" calcext:value-type="float">
            <text:p>32.562208199007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2.5631867825904" calcext:value-type="float">
            <text:p>32.563186782590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2.5634928229415" calcext:value-type="float">
            <text:p>32.56349282294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2.5635537822168" calcext:value-type="float">
            <text:p>32.563553782216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2.5644434586214" calcext:value-type="float">
            <text:p>32.564443458621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2.5646166814817" calcext:value-type="float">
            <text:p>32.56461668148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2.5648320760588" calcext:value-type="float">
            <text:p>32.564832076058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2.5649264198022" calcext:value-type="float">
            <text:p>32.564926419802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.5653380735778" calcext:value-type="float">
            <text:p>32.565338073577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2.5667319723372" calcext:value-type="float">
            <text:p>32.566731972337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2.5667998005626" calcext:value-type="float">
            <text:p>32.566799800562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2.567591594109" calcext:value-type="float">
            <text:p>32.56759159410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2.5689512115826" calcext:value-type="float">
            <text:p>32.568951211582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2.5701103590995" calcext:value-type="float">
            <text:p>32.570110359099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2.57096938606" calcext:value-type="float">
            <text:p>32.5709693860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2.5710740506785" calcext:value-type="float">
            <text:p>32.571074050678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2.5710892210535" calcext:value-type="float">
            <text:p>32.571089221053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2.572236523016" calcext:value-type="float">
            <text:p>32.5722365230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2.5725895892049" calcext:value-type="float">
            <text:p>32.572589589204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2.5727444508786" calcext:value-type="float">
            <text:p>32.572744450878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2.5733397720403" calcext:value-type="float">
            <text:p>32.57333977204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2.5738217746942" calcext:value-type="float">
            <text:p>32.5738217746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2.5739442716545" calcext:value-type="float">
            <text:p>32.573944271654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2.5750603080382" calcext:value-type="float">
            <text:p>32.575060308038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2.575576634762" calcext:value-type="float">
            <text:p>32.57557663476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2.57565436484" calcext:value-type="float">
            <text:p>32.5756543648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2.575779003304" calcext:value-type="float">
            <text:p>32.57577900330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2.5763454330838" calcext:value-type="float">
            <text:p>32.57634543308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.5771132526291" calcext:value-type="float">
            <text:p>32.577113252629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2.5776550652929" calcext:value-type="float">
            <text:p>32.577655065292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2.5783060627799" calcext:value-type="float">
            <text:p>32.578306062779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2.5783352382216" calcext:value-type="float">
            <text:p>32.57833523822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.5789459440521" calcext:value-type="float">
            <text:p>32.578945944052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2.5793470961182" calcext:value-type="float">
            <text:p>32.579347096118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2.5797165477536" calcext:value-type="float">
            <text:p>32.579716547753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2.5801717828341" calcext:value-type="float">
            <text:p>32.580171782834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2.5802488416997" calcext:value-type="float">
            <text:p>32.580248841699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2.580366359181" calcext:value-type="float">
            <text:p>32.58036635918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.580774020243" calcext:value-type="float">
            <text:p>32.58077402024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2.580911551124" calcext:value-type="float">
            <text:p>32.5809115511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2.5817438964493" calcext:value-type="float">
            <text:p>32.581743896449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2.5818291497105" calcext:value-type="float">
            <text:p>32.581829149710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2.5820752545959" calcext:value-type="float">
            <text:p>32.582075254595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2.5825155715821" calcext:value-type="float">
            <text:p>32.582515571582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2.582706710954" calcext:value-type="float">
            <text:p>32.58270671095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2.5832139514654" calcext:value-type="float">
            <text:p>32.58321395146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2.5836317579694" calcext:value-type="float">
            <text:p>32.583631757969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2.5853602050715" calcext:value-type="float">
            <text:p>32.58536020507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.5856244130463" calcext:value-type="float">
            <text:p>32.585624413046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2.5857877583615" calcext:value-type="float">
            <text:p>32.58578775836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2.586520517523" calcext:value-type="float">
            <text:p>32.58652051752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2.5866145559972" calcext:value-type="float">
            <text:p>32.586614555997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2.5870178147601" calcext:value-type="float">
            <text:p>32.58701781476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2.5873545919736" calcext:value-type="float">
            <text:p>32.58735459197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2.5881173717791" calcext:value-type="float">
            <text:p>32.588117371779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2.588540347979" calcext:value-type="float">
            <text:p>32.58854034797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2.5887221669403" calcext:value-type="float">
            <text:p>32.588722166940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2.5891525397658" calcext:value-type="float">
            <text:p>32.589152539765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.5892939583808" calcext:value-type="float">
            <text:p>32.589293958380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2.5901803333617" calcext:value-type="float">
            <text:p>32.590180333361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2.5905118216282" calcext:value-type="float">
            <text:p>32.590511821628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2.5905170788538" calcext:value-type="float">
            <text:p>32.590517078853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2.5910000435903" calcext:value-type="float">
            <text:p>32.591000043590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2.5910110360257" calcext:value-type="float">
            <text:p>32.591011036025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2.5917013174629" calcext:value-type="float">
            <text:p>32.591701317462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2.5923662667878" calcext:value-type="float">
            <text:p>32.592366266787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2.5924608044907" calcext:value-type="float">
            <text:p>32.592460804490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2.5925238524777" calcext:value-type="float">
            <text:p>32.592523852477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2.5930132568679" calcext:value-type="float">
            <text:p>32.593013256867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2.5932732414255" calcext:value-type="float">
            <text:p>32.593273241425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2.5937902248449" calcext:value-type="float">
            <text:p>32.593790224844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2.5938565990426" calcext:value-type="float">
            <text:p>32.593856599042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2.5939766945645" calcext:value-type="float">
            <text:p>32.593976694564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2.5942758096896" calcext:value-type="float">
            <text:p>32.594275809689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2.5942795379992" calcext:value-type="float">
            <text:p>32.594279537999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2.5949012388108" calcext:value-type="float">
            <text:p>32.594901238810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2.5952635420315" calcext:value-type="float">
            <text:p>32.595263542031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2.5956130823061" calcext:value-type="float">
            <text:p>32.595613082306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.596177500286" calcext:value-type="float">
            <text:p>32.59617750028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2.5962686285275" calcext:value-type="float">
            <text:p>32.596268628527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2.5964750546505" calcext:value-type="float">
            <text:p>32.596475054650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2.5965770895609" calcext:value-type="float">
            <text:p>32.596577089560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2.5966050696389" calcext:value-type="float">
            <text:p>32.596605069638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2.5970134721079" calcext:value-type="float">
            <text:p>32.597013472107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2.597200611786" calcext:value-type="float">
            <text:p>32.59720061178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2.5981380213813" calcext:value-type="float">
            <text:p>32.59813802138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2.5989042337836" calcext:value-type="float">
            <text:p>32.598904233783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2.598981955937" calcext:value-type="float">
            <text:p>32.59898195593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.6001240306088" calcext:value-type="float">
            <text:p>32.600124030608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2.6009334248559" calcext:value-type="float">
            <text:p>32.600933424855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2.6010187233869" calcext:value-type="float">
            <text:p>32.601018723386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2.6014324870297" calcext:value-type="float">
            <text:p>32.601432487029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2.6019157000504" calcext:value-type="float">
            <text:p>32.601915700050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2.6022692119409" calcext:value-type="float">
            <text:p>32.602269211940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2.6023665352754" calcext:value-type="float">
            <text:p>32.602366535275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2.6042249147871" calcext:value-type="float">
            <text:p>32.604224914787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2.6044578580824" calcext:value-type="float">
            <text:p>32.604457858082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2.6045961098714" calcext:value-type="float">
            <text:p>32.604596109871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.6047640286681" calcext:value-type="float">
            <text:p>32.604764028668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2.60477761703" calcext:value-type="float">
            <text:p>32.6047776170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2.6049688109189" calcext:value-type="float">
            <text:p>32.604968810918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2.6050525075294" calcext:value-type="float">
            <text:p>32.605052507529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2.6051594585649" calcext:value-type="float">
            <text:p>32.605159458564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2.6054272177012" calcext:value-type="float">
            <text:p>32.605427217701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2.6054603665347" calcext:value-type="float">
            <text:p>32.605460366534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2.6054992481322" calcext:value-type="float">
            <text:p>32.60549924813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2.605752596441" calcext:value-type="float">
            <text:p>32.60575259644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2.6060107821627" calcext:value-type="float">
            <text:p>32.60601078216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.6068540386428" calcext:value-type="float">
            <text:p>32.606854038642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2.6068654856983" calcext:value-type="float">
            <text:p>32.60686548569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2.6070643165683" calcext:value-type="float">
            <text:p>32.607064316568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2.607315581868" calcext:value-type="float">
            <text:p>32.60731558186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2.6073341763775" calcext:value-type="float">
            <text:p>32.607334176377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2.6076342367094" calcext:value-type="float">
            <text:p>32.607634236709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2.6078751131274" calcext:value-type="float">
            <text:p>32.607875113127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2.6084640268625" calcext:value-type="float">
            <text:p>32.608464026862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2.6087149982786" calcext:value-type="float">
            <text:p>32.608714998278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2.6091545607805" calcext:value-type="float">
            <text:p>32.609154560780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.609167235542" calcext:value-type="float">
            <text:p>32.60916723554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2.6092015338416" calcext:value-type="float">
            <text:p>32.60920153384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2.6092867693444" calcext:value-type="float">
            <text:p>32.609286769344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2.6093631370736" calcext:value-type="float">
            <text:p>32.609363137073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2.6093716146223" calcext:value-type="float">
            <text:p>32.60937161462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2.6097770395722" calcext:value-type="float">
            <text:p>32.609777039572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2.6100426528155" calcext:value-type="float">
            <text:p>32.610042652815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2.6101533038068" calcext:value-type="float">
            <text:p>32.610153303806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2.611078079619" calcext:value-type="float">
            <text:p>32.61107807961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2.6112793310634" calcext:value-type="float">
            <text:p>32.61127933106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.6112883343235" calcext:value-type="float">
            <text:p>32.611288334323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2.611341841266" calcext:value-type="float">
            <text:p>32.61134184126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2.6120108456896" calcext:value-type="float">
            <text:p>32.612010845689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2.6124502543705" calcext:value-type="float">
            <text:p>32.612450254370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2.6124651275787" calcext:value-type="float">
            <text:p>32.612465127578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2.6129725831664" calcext:value-type="float">
            <text:p>32.612972583166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2.6133683403131" calcext:value-type="float">
            <text:p>32.613368340313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2.6134424295968" calcext:value-type="float">
            <text:p>32.613442429596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2.6137566274009" calcext:value-type="float">
            <text:p>32.613756627400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2.6138834591106" calcext:value-type="float">
            <text:p>32.613883459110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.6142810436548" calcext:value-type="float">
            <text:p>32.614281043654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2.614348705162" calcext:value-type="float">
            <text:p>32.61434870516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2.6146975843968" calcext:value-type="float">
            <text:p>32.614697584396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2.6150242440143" calcext:value-type="float">
            <text:p>32.615024244014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2.6154112234659" calcext:value-type="float">
            <text:p>32.615411223465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2.6154197915935" calcext:value-type="float">
            <text:p>32.615419791593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2.6156420959815" calcext:value-type="float">
            <text:p>32.61564209598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2.6157722306509" calcext:value-type="float">
            <text:p>32.615772230650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2.6158757745275" calcext:value-type="float">
            <text:p>32.615875774527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2.6159980063196" calcext:value-type="float">
            <text:p>32.615998006319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.6161387140763" calcext:value-type="float">
            <text:p>32.616138714076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2.616253812678" calcext:value-type="float">
            <text:p>32.61625381267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2.6164835588121" calcext:value-type="float">
            <text:p>32.61648355881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2.6169601811998" calcext:value-type="float">
            <text:p>32.616960181199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2.6181740105234" calcext:value-type="float">
            <text:p>32.618174010523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2.6182537910614" calcext:value-type="float">
            <text:p>32.61825379106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2.6185364266221" calcext:value-type="float">
            <text:p>32.61853642662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2.6187987684167" calcext:value-type="float">
            <text:p>32.618798768416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2.6189706782236" calcext:value-type="float">
            <text:p>32.618970678223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2.6190282723109" calcext:value-type="float">
            <text:p>32.619028272310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2.6191279913112" calcext:value-type="float">
            <text:p>32.619127991311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2.6191856785206" calcext:value-type="float">
            <text:p>32.61918567852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2.6193899772451" calcext:value-type="float">
            <text:p>32.619389977245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2.6194403271048" calcext:value-type="float">
            <text:p>32.619440327104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2.6201044915939" calcext:value-type="float">
            <text:p>32.620104491593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2.6203477695371" calcext:value-type="float">
            <text:p>32.620347769537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2.6208915996061" calcext:value-type="float">
            <text:p>32.620891599606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2.6215364387821" calcext:value-type="float">
            <text:p>32.62153643878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2.6215391890941" calcext:value-type="float">
            <text:p>32.621539189094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2.6218238265119" calcext:value-type="float">
            <text:p>32.621823826511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.6219160196499" calcext:value-type="float">
            <text:p>32.621916019649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2.6221395770163" calcext:value-type="float">
            <text:p>32.622139577016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2.622207379078" calcext:value-type="float">
            <text:p>32.62220737907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2.6222105367687" calcext:value-type="float">
            <text:p>32.622210536768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2.6223361045955" calcext:value-type="float">
            <text:p>32.622336104595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2.6224225379471" calcext:value-type="float">
            <text:p>32.622422537947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2.6224522158286" calcext:value-type="float">
            <text:p>32.622452215828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2.6234859903531" calcext:value-type="float">
            <text:p>32.623485990353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2.6234868017722" calcext:value-type="float">
            <text:p>32.623486801772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2.6240207715333" calcext:value-type="float">
            <text:p>32.624020771533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.6244315116717" calcext:value-type="float">
            <text:p>32.624431511671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2.6244357934803" calcext:value-type="float">
            <text:p>32.624435793480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2.6245650203347" calcext:value-type="float">
            <text:p>32.624565020334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2.6248687654743" calcext:value-type="float">
            <text:p>32.624868765474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2.6250492616203" calcext:value-type="float">
            <text:p>32.625049261620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2.6252290332366" calcext:value-type="float">
            <text:p>32.625229033236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2.6252290332366" calcext:value-type="float">
            <text:p>32.625229033236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2.6252793489505" calcext:value-type="float">
            <text:p>32.625279348950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2.6254959275101" calcext:value-type="float">
            <text:p>32.625495927510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2.6255684175187" calcext:value-type="float">
            <text:p>32.625568417518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.6256760604625" calcext:value-type="float">
            <text:p>32.625676060462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2.6258538623462" calcext:value-type="float">
            <text:p>32.625853862346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2.625947981691" calcext:value-type="float">
            <text:p>32.62594798169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2.6260315507243" calcext:value-type="float">
            <text:p>32.626031550724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2.626136519401" calcext:value-type="float">
            <text:p>32.6261365194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2.6263889600279" calcext:value-type="float">
            <text:p>32.626388960027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2.6269095725255" calcext:value-type="float">
            <text:p>32.626909572525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2.6269368930664" calcext:value-type="float">
            <text:p>32.626936893066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2.6270494257241" calcext:value-type="float">
            <text:p>32.627049425724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2.6274294497787" calcext:value-type="float">
            <text:p>32.627429449778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.627664496778" calcext:value-type="float">
            <text:p>32.62766449677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2.6276861998589" calcext:value-type="float">
            <text:p>32.627686199858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2.6280493275827" calcext:value-type="float">
            <text:p>32.628049327582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2.6284133869095" calcext:value-type="float">
            <text:p>32.628413386909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2.6288482736363" calcext:value-type="float">
            <text:p>32.628848273636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2.6288755924573" calcext:value-type="float">
            <text:p>32.628875592457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2.628979847624" calcext:value-type="float">
            <text:p>32.62897984762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2.629133039176" calcext:value-type="float">
            <text:p>32.62913303917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2.6291624478989" calcext:value-type="float">
            <text:p>32.629162447898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2.6295199153774" calcext:value-type="float">
            <text:p>32.629519915377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.6295725921688" calcext:value-type="float">
            <text:p>32.629572592168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2.6299822374819" calcext:value-type="float">
            <text:p>32.629982237481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2.6301167606271" calcext:value-type="float">
            <text:p>32.630116760627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2.6302224011355" calcext:value-type="float">
            <text:p>32.630222401135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2.6310961922892" calcext:value-type="float">
            <text:p>32.631096192289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2.6311671025701" calcext:value-type="float">
            <text:p>32.631167102570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2.6313018377644" calcext:value-type="float">
            <text:p>32.631301837764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2.6318080635282" calcext:value-type="float">
            <text:p>32.631808063528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2.6329859999469" calcext:value-type="float">
            <text:p>32.632985999946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2.6330702661292" calcext:value-type="float">
            <text:p>32.633070266129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.6332707585125" calcext:value-type="float">
            <text:p>32.63327075851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2.6337094308805" calcext:value-type="float">
            <text:p>32.633709430880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2.633733170903" calcext:value-type="float">
            <text:p>32.63373317090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2.6337863831485" calcext:value-type="float">
            <text:p>32.633786383148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2.6338017759812" calcext:value-type="float">
            <text:p>32.633801775981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2.634037130508" calcext:value-type="float">
            <text:p>32.63403713050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2.6355949559839" calcext:value-type="float">
            <text:p>32.635594955983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2.6357138348227" calcext:value-type="float">
            <text:p>32.635713834822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2.6361783075894" calcext:value-type="float">
            <text:p>32.636178307589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2.6362267972282" calcext:value-type="float">
            <text:p>32.63622679722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.6368634535501" calcext:value-type="float">
            <text:p>32.636863453550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2.6373546092502" calcext:value-type="float">
            <text:p>32.637354609250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2.6374729125865" calcext:value-type="float">
            <text:p>32.637472912586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2.6381232576568" calcext:value-type="float">
            <text:p>32.638123257656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2.6384138793252" calcext:value-type="float">
            <text:p>32.638413879325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2.6386216822209" calcext:value-type="float">
            <text:p>32.638621682220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2.6390286581514" calcext:value-type="float">
            <text:p>32.63902865815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2.6391487592355" calcext:value-type="float">
            <text:p>32.639148759235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2.6396399232305" calcext:value-type="float">
            <text:p>32.639639923230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2.6398873532428" calcext:value-type="float">
            <text:p>32.639887353242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.6399805043582" calcext:value-type="float">
            <text:p>32.639980504358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2.6403512006432" calcext:value-type="float">
            <text:p>32.640351200643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2.6403977834933" calcext:value-type="float">
            <text:p>32.640397783493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2.6408171869862" calcext:value-type="float">
            <text:p>32.640817186986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2.6418246821463" calcext:value-type="float">
            <text:p>32.641824682146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2.6418540841456" calcext:value-type="float">
            <text:p>32.641854084145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2.6419275173314" calcext:value-type="float">
            <text:p>32.641927517331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2.6430162278718" calcext:value-type="float">
            <text:p>32.64301622787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2.6443004948098" calcext:value-type="float">
            <text:p>32.644300494809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2.6444077715935" calcext:value-type="float">
            <text:p>32.644407771593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2.6447702183696" calcext:value-type="float">
            <text:p>32.644770218369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2.6454965263495" calcext:value-type="float">
            <text:p>32.645496526349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2.6463687257353" calcext:value-type="float">
            <text:p>32.646368725735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2.6465565199787" calcext:value-type="float">
            <text:p>32.646556519978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2.6467994810649" calcext:value-type="float">
            <text:p>32.646799481064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2.6472238526538" calcext:value-type="float">
            <text:p>32.647223852653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2.6484399322541" calcext:value-type="float">
            <text:p>32.648439932254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2.6489605772872" calcext:value-type="float">
            <text:p>32.648960577287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2.6493719436721" calcext:value-type="float">
            <text:p>32.649371943672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2.651880999945" calcext:value-type="float">
            <text:p>32.65188099994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2.6550544836282" calcext:value-type="float">
            <text:p>32.655054483628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2.6553702782667" calcext:value-type="float">
            <text:p>32.655370278266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2.6578498968252" calcext:value-type="float">
            <text:p>32.657849896825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2.6660676183577" calcext:value-type="float">
            <text:p>32.6660676183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01:02:43.887270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23:25:52.406895694</meta:creation-date>
    <dc:date>2021-09-27T01:18:43.069378607</dc:date>
    <meta:editing-duration>PT23M44S</meta:editing-duration>
    <meta:editing-cycles>3</meta:editing-cycles>
    <meta:generator>LibreOffice/6.4.7.2$Linux_X86_64 LibreOffice_project/40$Build-2</meta:generator>
    <meta:document-statistic meta:table-count="1" meta:cell-count="1868" meta:object-count="0"/>
  </office:meta>
</office:document-meta>
</file>